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8pt" fo:font-weight="bold" officeooo:rsid="0012d813" officeooo:paragraph-rsid="0012d81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size="18pt" fo:font-weight="bold" officeooo:rsid="0012d813" officeooo:paragraph-rsid="0012d81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font-weight="bold" officeooo:rsid="0012d813" officeooo:paragraph-rsid="0012d81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4pt" fo:font-weight="normal" officeooo:rsid="0012d813" officeooo:paragraph-rsid="0012d81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14pt" fo:font-weight="normal" officeooo:rsid="00130b0a" officeooo:paragraph-rsid="00130b0a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line-height="115%" fo:text-align="start" style:justify-single-word="false"/>
      <style:text-properties officeooo:paragraph-rsid="0012d813"/>
    </style:style>
    <style:style style:name="P7" style:family="paragraph" style:parent-style-name="Standard" style:list-style-name="L1">
      <style:paragraph-properties fo:line-height="115%" fo:text-align="start" style:justify-single-word="false"/>
      <style:text-properties officeooo:rsid="0012d813" officeooo:paragraph-rsid="0012d813"/>
    </style:style>
    <style:style style:name="P8" style:family="paragraph" style:parent-style-name="Standard">
      <style:paragraph-properties fo:line-height="115%" fo:text-align="start" style:justify-single-word="false"/>
      <style:text-properties officeooo:rsid="0012d813" officeooo:paragraph-rsid="0012d813"/>
    </style:style>
    <style:style style:name="P9" style:family="paragraph" style:parent-style-name="Standard">
      <style:paragraph-properties fo:line-height="115%" fo:text-align="start" style:justify-single-word="false"/>
      <style:text-properties fo:font-size="16pt" fo:font-weight="bold" officeooo:rsid="0012d813" officeooo:paragraph-rsid="0012d813" style:font-size-asian="12.25pt" style:font-weight-asian="bold" style:font-size-complex="14pt" style:font-weight-complex="bold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2d813" style:font-size-asian="12.25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0b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alização de Banco de Dados</text:p>
      <text:p text:style-name="P1"/>
      <text:p text:style-name="P2"/>
      <text:p text:style-name="P5">Criado em 1970.</text:p>
      <text:p text:style-name="P4">Utilizado para: Consistência, Integridade e eficiência.</text:p>
      <text:list text:style-name="L1">
        <text:list-item>
          <text:p text:style-name="P6"><text:span text:style-name="T2">Diminui a redundância de dados;</text:span></text:p>
        </text:list-item>
        <text:list-item>
          <text:p text:style-name="P7"><text:span text:style-name="T1">Facilita a manutenção do banco;</text:span></text:p>
        </text:list-item>
        <text:list-item>
          <text:p text:style-name="P7"><text:span text:style-name="T1">Evita anomalias de atualização;</text:span></text:p>
        </text:list-item>
        <text:list-item>
          <text:p text:style-name="P7"><text:span text:style-name="T1">Melhorar o desempenho das consultas;</text:span></text:p>
        </text:list-item>
        <text:list-item>
          <text:p text:style-name="P7"><text:span text:style-name="T1">Suporte a escalabilidade.</text:span></text:p>
        </text:list-item>
      </text:list>
      <text:p text:style-name="P8"><text:span text:style-name="T1"/></text:p>
      <text:p text:style-name="P8"><text:span text:style-name="T1">Elimina a duplicação de dados.</text:span></text:p>
      <text:p text:style-name="P8"><text:span text:style-name="T1"/></text:p>
      <text:p text:style-name="P9">Formas Normais</text:p>
      <text:p text:style-name="P9"/>
      <text:p text:style-name="P3">1° Forma normal <text:span text:style-name="T4">(1FN)</text:span>:<text:span text:style-name="T3"> todos os valores em cada coluna devem ser indivisíveis, cada coluna deve conter apenas valores do mesmo tipo.</text:span></text:p>
      <text:p text:style-name="P3"><text:span text:style-name="T3">Cada registro da tabela deve ser exclusivo e identificado por uma PK.</text:span></text:p>
      <text:p text:style-name="P3"><text:span text:style-name="T3"/></text:p>
      <text:p text:style-name="P3">2° Forma normal <text:span text:style-name="T4">(2FN)</text:span>:<text:span text:style-name="T3"> todos os atributos não-chave devem depender totalmente da chave primária.</text:span></text:p>
      <text:p text:style-name="P3"><text:span text:style-name="T3"/></text:p>
      <text:p text:style-name="P3">3° Forma normal <text:span text:style-name="T4">(3FN)</text:span>: <text:span text:style-name="T3">não deve haver dependências transitivas entre as colunas não-chave.</text:span></text:p>
      <text:p text:style-name="P3"><text:span text:style-name="T3">Os atributos não chave devem depender apenas da chave primária.</text:span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7:06:25.801000000</meta:creation-date>
    <dc:date>2023-11-22T17:19:13.518000000</dc:date>
    <meta:editing-duration>PT12M47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5" meta:word-count="119" meta:character-count="753" meta:non-whitespace-character-count="654"/>
  </office:meta>
</office:document-meta>
</file>